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1_11-17-32_000.jpg</text:p>
          </table:table-cell>
          <table:table-cell table:style-name="ce18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408813 E-139-34-49.379882</text:p>
          </table:table-cell>
          <table:table-cell table:style-name="ce35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12_13-34-07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353881 E-139-34-49.764404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2_17-20-29_000.jpg</text:p>
          </table:table-cell>
          <table:table-cell table:style-name="ce17" office:value-type="string">
            <text:p>:m RES 1*1 / free# JVEMV6 60#2_1 / 37. miscs of miscs / 60. anthropology-of-religion / 2. start / w:ビールーニー；民俗学；民族学；功能論；巫術論 / N+</text:p>
          </table:table-cell>
          <table:table-cell table:style-name="ce34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5" table:formula="of:=IF([.E4]=&quot;&quot;;[.C4];CONCATENATE([.C4];&quot; / &quot;;[.E4]))" office:value-type="string" office:string-value=":m RES 1*1 / free# JVEMV6 60#2_1 / 37. miscs of miscs / 60. anthropology-of-religion / 2. start / w:ビールーニー；民俗学；民族学；功能論；巫術論 / N+">
            <text:p>:m RES 1*1 / free# JVEMV6 60#2_1 / 37. miscs of miscs / 60. anthropology-of-religion / 2. start / w:ビールーニー；民俗学；民族学；功能論；巫術論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2_19-12-30_000.jpg</text:p>
          </table:table-cell>
          <table:table-cell table:style-name="ce17" office:value-type="string">
            <text:p>:m music / log / jap.flute-bamboo / || s.1:genr=score,other=~,for=practice,items=①;②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5" table:formula="of:=IF([.E5]=&quot;&quot;;[.C5];CONCATENATE([.C5];&quot; / &quot;;[.E5]))" office:value-type="string" office:string-value=":m music / log / jap.flute-bamboo / || s.1:genr=score,other=~,for=practice,items=①;②">
            <text:p>:m music / log / jap.flute-bamboo / || s.1:genr=score,other=~,for=practice,items=①;②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2_19-30-00_000.jpg</text:p>
          </table:table-cell>
          <table:table-cell table:style-name="ce17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5" table:formula="of:=IF([.E6]=&quot;&quot;;[.C6];CONCATENATE([.C6];&quot; / &quot;;[.E6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2_20-46-59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29895 E-139-34-48.830566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3_02-33-05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5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3_07-54-23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32409 E-139-34-49.599609</text:p>
          </table:table-cell>
          <table:table-cell table:style-name="ce35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13_09-12-45_000.jpg</text:p>
          </table:table-cell>
          <table:table-cell table:style-name="ce19" office:value-type="string">
            <text:p>:m 見た夢 || :m :? 1*1 / 仏教：中東へ行かなかった、なぜ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5" table:formula="of:=IF([.E10]=&quot;&quot;;[.C10];CONCATENATE([.C10];&quot; / &quot;;[.E10]))" office:value-type="string" office:string-value=":m 見た夢 || :m :? 1*1 / 仏教：中東へ行かなかった、なぜ">
            <text:p>:m 見た夢 || :m :? 1*1 / 仏教：中東へ行かなかった、なぜ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2_19-01-41_000.mp4</text:p>
          </table:table-cell>
          <table:table-cell table:style-name="ce18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2_19-03-26_000.mp4</text:p>
          </table:table-cell>
          <table:table-cell table:style-name="ce22" office:value-type="string">
            <text:p>:VIDEO / @自室 / 記録 / jap.flute / 演奏、play / f-2020-1112-1 / genr=tips:how-to-blow:lower-notes:Bf3;Df4</text:p>
          </table:table-cell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室 / 記録 / jap.flute / 演奏、play / f-2020-1112-1 / genr=tips:how-to-blow:lower-notes:Bf3;Df4">
            <text:p>:VIDEO / @自室 / 記録 / jap.flute / 演奏、play / f-2020-1112-1 / genr=tips:how-to-blow:lower-notes:Bf3;Df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3">2020/11/13</text:date>, <text:time>09:5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3T09:55:44.12</dc:date>
    <dc:creator>iwabuchi ken</dc:creator>
    <meta:editing-duration>P27DT22H7M25S</meta:editing-duration>
    <meta:editing-cycles>10424</meta:editing-cycles>
    <meta:document-statistic meta:table-count="1" meta:cell-count="448" meta:object-count="0"/>
  </office:meta>
</office:document-meta>
</file>